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his is my FYP CRIMEX. I want some new additions in existing project without modifying any current features(frontend and backend). When LEO opened a assigned case, he mark case in progress and after that he is allowed to close the case, I dont want want this. What I want is LEO can mark case in progress and when progress gets finished, LEO cannot directly close a case but he can send a closure request to station admin. Station admin should be able to view the all details about case as he is currently viewing additionally with the all remarks entered by LEO. But when case is sent for approval to station admin by leo, there should be a separate button/card for approval of cases which are requested by leo. Besides this there should also be another button/card in Station admin dashboard for closed cases. Now if station admin gets a request for approval of closure of a case, if station admin approved the closure request it should moved to closure section in station admin dashboards, and closed cases are already moving to closed button of LEO, so no need to change here. If case closure request gets rejected by station admin, it should remain in in progress button of leo, and also it should remain in assigned/total open button of station admi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